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2.95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191.4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9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ff0000" style:text-position=""/>
    </style:style>
    <style:style style:name="ce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v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Event name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Version</text:p>
          </table:table-cell>
          <table:table-cell/>
          <table:table-cell table:style-name="ce4" office:value-type="string" calcext:value-type="string">
            <text:p>Generic events</text:p>
          </table:table-cell>
        </table:table-row>
        <table:table-row table:style-name="ro1">
          <table:table-cell office:value-type="string" calcext:value-type="string">
            <text:p>login_with_fb</text:p>
          </table:table-cell>
          <table:table-cell table:number-columns-repeated="4"/>
          <table:table-cell office:value-type="string" calcext:value-type="string">
            <text:p>open_screen_$screenName</text:p>
          </table:table-cell>
        </table:table-row>
        <table:table-row table:style-name="ro1">
          <table:table-cell office:value-type="string" calcext:value-type="string">
            <text:p>login_with_fb_success</text:p>
          </table:table-cell>
          <table:table-cell table:number-columns-repeated="4"/>
          <table:table-cell office:value-type="string" calcext:value-type="string">
            <text:p>finish_screen_$screenName</text:p>
          </table:table-cell>
        </table:table-row>
        <table:table-row table:style-name="ro1">
          <table:table-cell table:style-name="ce2" office:value-type="string" calcext:value-type="string">
            <text:p>login_with_fb_error</text:p>
          </table:table-cell>
          <table:table-cell table:number-columns-repeated="4"/>
          <table:table-cell office:value-type="string" calcext:value-type="string">
            <text:p>back_screen_$screenName</text:p>
          </table:table-cell>
        </table:table-row>
        <table:table-row table:style-name="ro1">
          <table:table-cell office:value-type="string" calcext:value-type="string">
            <text:p>login_with_fb_canc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with_goog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with_google_succe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ogin_with_google_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as_gu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as_guest_success</text:p>
          </table:table-cell>
          <table:table-cell table:number-columns-repeated="4"/>
          <table:table-cell table:style-name="ce3" office:value-type="string" calcext:value-type="string">
            <text:p>reg_email_select_image_cancel12</text:p>
          </table:table-cell>
        </table:table-row>
        <table:table-row table:style-name="ro1">
          <table:table-cell table:style-name="ce2" office:value-type="string" calcext:value-type="string">
            <text:p>login_as_guest_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ing_account_button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with_em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with_email_succe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ogin_with_email_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wizard_st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first_step_comple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with_em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with_email_succe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egister_with_email_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with_email_select_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with_email_select_image_canc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_scroll_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_scroll_dow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like_double_t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li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unli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comment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share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download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header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open_detai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button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op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clo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_logo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header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share_a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feedb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about_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log_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details_double_tap_p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details_scro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ent_start_writing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_send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_author_name_click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_profile_pic_click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s_scroll_up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s_scroll_down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ost_details_preview_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details_zoom_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_permission_write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t_permission_write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y_permission_write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_permission_read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t_permission_read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y_permission_read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_permission_cam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t_permission_cam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y_permission_cam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pick_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pick_image_canc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pick_image_cam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pick_galle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crop_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crop_image_canc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write_de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succ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missing_descrip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pload_post_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_profile</text:p>
          </table:table-cell>
          <table:table-cell office:value-type="string" calcext:value-type="string">
            <text:p>user_id: $userId user_mail: $user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_my_profile</text:p>
          </table:table-cell>
          <table:table-cell office:value-type="string" calcext:value-type="string">
            <text:p>user_id: $userId user_mail: $user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ile_scroll_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ile_scroll_dow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ile_post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ile_header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_email_select_image_cancel1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1:55:47.000258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4T01:13:24.990910927</dc:date>
    <meta:editing-duration>PT3H19M14S</meta:editing-duration>
    <meta:editing-cycles>16</meta:editing-cycles>
    <meta:document-statistic meta:table-count="1" meta:cell-count="94" meta:object-count="0"/>
  </office:meta>
</office:document-meta>
</file>